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cm" fo:margin-bottom="0cm" style:contextual-spacing="false" fo:text-indent="0cm" style:auto-text-indent="false"/>
    </style:style>
    <style:style style:name="P2" style:family="paragraph" style:parent-style-name="Preformatted_20_Text">
      <style:paragraph-properties fo:margin-left="0cm" fo:margin-right="0cm" fo:margin-top="0cm" fo:margin-bottom="0cm" style:contextual-spacing="false" fo:text-indent="0cm" style:auto-text-indent="false"/>
      <style:text-properties fo:color="#000000" loext:opacity="100%"/>
    </style:style>
    <style:style style:name="P3" style:family="paragraph" style:parent-style-name="Preformatted_20_Text">
      <style:paragraph-properties fo:margin-left="0cm" fo:margin-right="0cm" fo:margin-top="0cm" fo:margin-bottom="0cm" style:contextual-spacing="false" fo:text-indent="0cm" style:auto-text-indent="false"/>
      <style:text-properties fo:color="#000000" loext:opacity="100%"/>
    </style:style>
    <style:style style:name="T1" style:family="text">
      <style:text-properties fo:color="#000000" loext:opacity="100%"/>
    </style:style>
    <style:style style:name="T2" style:family="text">
      <style:text-properties fo:color="#000000" loext:opacity="100%" style:text-underline-style="solid" style:text-underline-width="auto" style:text-underline-color="font-color"/>
    </style:style>
    <style:style style:name="T3" style:family="text">
      <style:text-properties fo:color="#800000"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s ordinateurs quantiques sont un sujet de recherche actuel pouvant révolutionner de nombreux domaines. Ce travail vise à offrir un aperçu globale et intuitif des principes de cette nouvelle technologie. Afin de réaliser cela, il présente les concepts théoriques permettant de construire des algorithmes jusqu'aux implémentations matériels envisagées actuellement. Le tout est illustré par de nombreux exemples testés sur des simulateurs ainsi que sur de véritables ordinateurs quantiques de chez IBM. De plus, une approche intuitive a été privilégiée afin d'offrir une compréhension plus profonde des mécanisme utilisés. Cela a permis également de soulever les limites des technologies quantiques et l'enjeu actuel de la recherche, ainsi que les solutions principales envisagées. Finalement, nous avons mis en perspective les utilisations d’ordinateurs quantiques envisagées avec la manière classique de faire et discuté les avantages et inconvénients des différentes approches.</text:p>
      <text:p text:style-name="P1"/>
      <text:p text:style-name="P2">Comment fonctionne un ordinateur quantique et quels applications concrètes peut-on y envisager ?</text:p>
      <text:p text:style-name="P1"/>
      <text:p text:style-name="P1"><text:span text:style-name="T1">Afin d'introduire tout les concepts nécessaires à la compréhension du domaine, de nombreux articles scientifiques et cours sur le sujet ont servi de support, ainsi que l'implémentation d'algorithmes en binaire, Python et C qui permettent d'avoir un point de comparaison pour les algorithmes présenté dans le paradigme quantique. Pour comprendre plus en profondeur la construction matériel d'un ordinateur quantique, on a obtenu un entretien avec un professeur du laboratoire d'architecture quantique avancée de </text:span><text:span text:style-name="T2">l'EPFL</text:span><text:span text:style-name="T1"> et assisté à plusieurs conférences. Du point de vue de l'algorithmie quantique, le module </text:span><text:span text:style-name="T2">Qiskit</text:span><text:span text:style-name="T1"> d'IBM a été utilisé afin de construire des circuits et de les expérimenter sur des ordinateurs quantiques ou des simulateurs. Les circuits ont de plus été choisi afin d'aborder différents concepts clé de cette technologie, comme les avantages possibles mais aussi les problèmes, ainsi que différentes pistes de solutions envisagées.</text:span></text:p>
      <text:p text:style-name="P1"/>
      <text:p text:style-name="P1"><text:span text:style-name="T1">Nous avons montré que sur des circuits utilisant seulement 2 unités d'informations, des qubits, nous avons déjà plus de 5</text:span><text:span text:style-name="T3">\</text:span><text:span text:style-name="T1">% d'erreur sur un ordinateur quantique auquel n'importe qui peut accéder. Sur des circuits plus complexes, les résultats en deviennent quasiment inexploitable sans passer par plusieurs étapes de calibrage et d'optimisation. La puissance théorique est bien visible aussi quand la simulation de 34 qubits nécessite une machine spécialisée car un ordinateur normal n'est pas assez puissant. Nous avons également implémenté une version de l'algorithme de </text:span><text:span text:style-name="T2">Grover</text:span><text:span text:style-name="T1"> afin de résoudre un système sous contrainte, le sudoku </text:span><text:span text:style-name="T2">3x3</text:span><text:span text:style-name="T1"> en utilisant seulement 12 qubits.</text:span></text:p>
      <text:p text:style-name="P1"/>
      <text:p text:style-name="P2">L'implémentation d'algorithmes quantiques a permis de saisir leur avantage d'un point de vue théorique, car ils offrent une puissance de calcul "exponentielle" au nombre de qubit, ce qui les rends difficile à simuler au-delà de quelques centaines de qubits. La construction d'ordinateurs quantiques exploitables permettrait donc de bénéficier de cette puissance dans de nombreuses applications, comme de la simulation de systèmes quantiques, de l'accélération de calculs, ou de nouvelles méthodes afin d'améliorer les intelligences artificielles. Les limitations de cette technologie se sont également présentées dans la réalisation du travail, que ce soit les problèmes d'erreur des machines concrètes mais également parfois certains désavantage de l'utilisation de la physique quantique qui rend les résultats probabiliste. Nous avons également exploré différentes manière afin de construire un ordinateur quantique, ainsi que leurs avantages et inconvénients.</text:p>
      <text:p text:style-name="P1"/>
      <text:p text:style-name="P2">Les ordinateurs quantiques s'appuient sur des concepts théorique dont on ne saisit pas encore complètement la portée, que ce soit la puissance que cela offre mais également ses limites. La recherche dans ce domaine est donc très active et prolifique, et en même temps la technologie quantique s'ouvre également à un public plus large par de nombreux vecteurs. Néanmoins, rare sont les sources donnant un aperçu globale du sujet, autant du point de vue algorithmique que celui de la réalisation pratique d'une telle machine.</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C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4T15:59:01.850906874</meta:creation-date>
    <meta:generator>LibreOffice/7.6.2.1$Windows_X86_64 LibreOffice_project/56f7684011345957bbf33a7ee678afaf4d2ba333</meta:generator>
    <dc:date>2024-03-05T18:21:33.527000000</dc:date>
    <meta:editing-duration>PT3H30M41S</meta:editing-duration>
    <meta:editing-cycles>8</meta:editing-cycles>
    <meta:document-statistic meta:table-count="0" meta:image-count="0" meta:object-count="0" meta:page-count="1" meta:paragraph-count="6" meta:word-count="605" meta:character-count="4180" meta:non-whitespace-character-count="3581"/>
  </office:meta>
</office:document-meta>
</file>